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9.425in" style:page-number="auto" fo:break-before="auto" fo:break-after="auto" table:align="margins" style:shadow="none" style:may-break-between-rows="false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1" style:family="table-row">
      <style:table-row-properties style:min-row-height="3.45in"/>
    </style:style>
    <style:style style:name="Table1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 style:master-page-name="">
      <style:table-properties style:width="9.425in" style:page-number="auto" fo:break-before="auto" fo:break-after="auto" table:align="margins" style:shadow="none" style:may-break-between-rows="false"/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1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2" style:family="table" style:master-page-name="">
      <style:table-properties style:width="9.425in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4.7125in" style:rel-column-width="32767*"/>
    </style:style>
    <style:style style:name="Table2.B" style:family="table-column">
      <style:table-column-properties style:column-width="4.7125in" style:rel-column-width="32768*"/>
    </style:style>
    <style:style style:name="Table2.1" style:family="table-row">
      <style:table-row-properties style:min-row-height="3.45in"/>
    </style:style>
    <style:style style:name="Table2.A1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 style:data-style-name="N99">
      <style:table-cell-properties style:vertical-align="middle" fo:padding="0.0382in" fo:border="0.0007in solid #000000"/>
    </style:style>
    <style:style style:name="Table2.2" style:family="table-row">
      <style:table-row-properties style:min-row-height="3.45in" fo:background-color="transparent" style:keep-together="true" fo:keep-together="auto">
        <style:background-image/>
      </style:table-row-properties>
    </style:style>
    <style:style style:name="Table2.A2" style:family="table-cell" style:data-style-name="N99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B2" style:family="table-cell" style:data-style-name="N99">
      <style:table-cell-properties style:vertical-align="middle" fo:background-color="transparent" fo:padding="0.0382in" fo:border="0.0007in solid #000000" style:writing-mode="page">
        <style:background-image/>
      </style:table-cell-properties>
    </style:style>
    <style:style style:name="Table3" style:family="table" style:master-page-name="">
      <style:table-properties style:width="9.425in" style:page-number="auto" fo:break-before="auto" fo:break-after="auto" table:align="margins" style:shadow="none" style:may-break-between-rows="false"/>
    </style:style>
    <style:style style:name="Table3.A" style:family="table-column">
      <style:table-column-properties style:column-width="4.7125in" style:rel-column-width="32767*"/>
    </style:style>
    <style:style style:name="Table3.B" style:family="table-column">
      <style:table-column-properties style:column-width="4.7125in" style:rel-column-width="32768*"/>
    </style:style>
    <style:style style:name="Table3.1" style:family="table-row">
      <style:table-row-properties style:min-row-height="3.45in"/>
    </style:style>
    <style:style style:name="Table3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style:vertical-align="middle" fo:padding="0.0382in" fo:border="0.0007in solid #000000"/>
    </style:style>
    <style:style style:name="P1" style:family="paragraph" style:parent-style-name="Table_20_Contents">
      <style:paragraph-properties fo:text-align="center" style:justify-single-word="false" style:vertical-align="middl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able_20_Contents">
      <style:paragraph-properties fo:text-align="center" style:justify-single-word="false" style:vertical-align="middle"/>
      <style:text-properties fo:font-size="32pt" fo:font-weight="bold" style:font-size-asian="32pt" style:font-weight-asian="bold" style:font-size-complex="32pt" style:font-weight-complex="bold"/>
    </style: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t False</text:p>
          </table:table-cell>
          <table:table-cell table:style-name="Table1.B1" office:value-type="string">
            <text:p text:style-name="P1">not True</text:p>
          </table:table-cell>
        </table:table-row>
        <table:table-row table:style-name="Table1.1">
          <table:table-cell table:style-name="Table1.A2" office:value-type="string">
            <text:p text:style-name="P1">True or False</text:p>
          </table:table-cell>
          <table:table-cell table:style-name="Table1.B2" office:value-type="string">
            <text:p text:style-name="P1">True or Tr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false">
            <text:p text:style-name="P1">False</text:p>
          </table:table-cell>
          <table:table-cell table:style-name="Table2.B1" office:value-type="boolean" office:boolean-value="true">
            <text:p text:style-name="P1">True</text:p>
          </table:table-cell>
        </table:table-row>
        <table:table-row table:style-name="Table2.2">
          <table:table-cell table:style-name="Table2.A2" office:value-type="boolean" office:boolean-value="true">
            <text:p text:style-name="P1">True</text:p>
          </table:table-cell>
          <table:table-cell table:style-name="Table2.B2" office:value-type="boolean" office:boolean-value="true">
            <text:p text:style-name="P1">TR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False or True</text:p>
          </table:table-cell>
          <table:table-cell table:style-name="Table2.B1" office:value-type="string">
            <text:p text:style-name="P1">False or False</text:p>
          </table:table-cell>
        </table:table-row>
        <table:table-row table:style-name="Table2.2">
          <table:table-cell table:style-name="Table2.A2" office:value-type="string">
            <text:p text:style-name="P1">True and False</text:p>
          </table:table-cell>
          <table:table-cell table:style-name="Table2.B2" office:value-type="string">
            <text:p text:style-name="P1">True and Tr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false">
            <text:p text:style-name="P1">False</text:p>
          </table:table-cell>
          <table:table-cell table:style-name="Table2.B1" office:value-type="boolean" office:boolean-value="true">
            <text:p text:style-name="P1">TRUE</text:p>
          </table:table-cell>
        </table:table-row>
        <table:table-row table:style-name="Table2.2">
          <table:table-cell table:style-name="Table2.A2" office:value-type="boolean" office:boolean-value="true">
            <text:p text:style-name="P1">True</text:p>
          </table:table-cell>
          <table:table-cell table:style-name="Table2.B2" office:value-type="boolean" office:boolean-value="false">
            <text:p text:style-name="P1">Fals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False and True</text:p>
          </table:table-cell>
          <table:table-cell table:style-name="Table2.B1" office:value-type="string">
            <text:p text:style-name="P1">False and False</text:p>
          </table:table-cell>
        </table:table-row>
        <table:table-row table:style-name="Table2.1">
          <table:table-cell table:style-name="Table2.A2" office:value-type="string">
            <text:p text:style-name="P1">Not (True or False)</text:p>
          </table:table-cell>
          <table:table-cell table:style-name="Table2.B2" office:value-type="string">
            <text:p text:style-name="P1">not(True or True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false">
            <text:p text:style-name="P1">False</text:p>
          </table:table-cell>
          <table:table-cell table:style-name="Table2.B1" office:value-type="boolean" office:boolean-value="false">
            <text:p text:style-name="P1">False</text:p>
          </table:table-cell>
        </table:table-row>
        <table:table-row table:style-name="Table2.1">
          <table:table-cell table:style-name="Table2.A2" office:value-type="boolean" office:boolean-value="false">
            <text:p text:style-name="P1">False</text:p>
          </table:table-cell>
          <table:table-cell table:style-name="Table2.B2" office:value-type="boolean" office:boolean-value="false">
            <text:p text:style-name="P1">Fals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not(False or True)</text:p>
          </table:table-cell>
          <table:table-cell table:style-name="Table2.B1" office:value-type="string">
            <text:p text:style-name="P1">not(False or False)</text:p>
          </table:table-cell>
        </table:table-row>
        <table:table-row table:style-name="Table2.1">
          <table:table-cell table:style-name="Table2.A2" office:value-type="string">
            <text:p text:style-name="P1">not(True and False)</text:p>
          </table:table-cell>
          <table:table-cell table:style-name="Table2.B2" office:value-type="string">
            <text:p text:style-name="P1">not(True and True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true">
            <text:p text:style-name="P1">True</text:p>
          </table:table-cell>
          <table:table-cell table:style-name="Table2.B1" office:value-type="boolean" office:boolean-value="false">
            <text:p text:style-name="P1">False</text:p>
          </table:table-cell>
        </table:table-row>
        <table:table-row table:style-name="Table2.2">
          <table:table-cell table:style-name="Table2.A2" office:value-type="boolean" office:boolean-value="false">
            <text:p text:style-name="P1">False</text:p>
          </table:table-cell>
          <table:table-cell table:style-name="Table2.B2" office:value-type="boolean" office:boolean-value="true">
            <text:p text:style-name="P1">Tr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not(False and True)</text:p>
          </table:table-cell>
          <table:table-cell table:style-name="Table2.B1" office:value-type="string">
            <text:p text:style-name="P1">not(False and False)</text:p>
          </table:table-cell>
        </table:table-row>
        <table:table-row table:style-name="Table2.2">
          <table:table-cell table:style-name="Table2.A2" office:value-type="string">
            <text:p text:style-name="P1">1 != 0</text:p>
          </table:table-cell>
          <table:table-cell table:style-name="Table2.B2" office:value-type="string">
            <text:p text:style-name="P1">1 != 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true">
            <text:p text:style-name="P1">True</text:p>
          </table:table-cell>
          <table:table-cell table:style-name="Table2.B1" office:value-type="boolean" office:boolean-value="true">
            <text:p text:style-name="P1">True</text:p>
          </table:table-cell>
        </table:table-row>
        <table:table-row table:style-name="Table2.2">
          <table:table-cell table:style-name="Table2.A2" office:value-type="boolean" office:boolean-value="false">
            <text:p text:style-name="P1">False</text:p>
          </table:table-cell>
          <table:table-cell table:style-name="Table2.B2" office:value-type="boolean" office:boolean-value="false">
            <text:p text:style-name="P1">Fals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">0 != 1</text:p>
          </table:table-cell>
          <table:table-cell table:style-name="Table2.B1" office:value-type="string">
            <text:p text:style-name="P1">0 != 0</text:p>
          </table:table-cell>
        </table:table-row>
        <table:table-row table:style-name="Table2.2">
          <table:table-cell table:style-name="Table2.A2" office:value-type="string">
            <text:p text:style-name="P1">1 == 0</text:p>
          </table:table-cell>
          <table:table-cell table:style-name="Table2.B2" office:value-type="string">
            <text:p text:style-name="P1">1 == 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false">
            <text:p text:style-name="P1">False</text:p>
          </table:table-cell>
          <table:table-cell table:style-name="Table2.B1" office:value-type="boolean" office:boolean-value="true">
            <text:p text:style-name="P1">True</text:p>
          </table:table-cell>
        </table:table-row>
        <table:table-row table:style-name="Table2.2">
          <table:table-cell table:style-name="Table2.A2" office:value-type="boolean" office:boolean-value="true">
            <text:p text:style-name="P1">True</text:p>
          </table:table-cell>
          <table:table-cell table:style-name="Table2.B2" office:value-type="boolean" office:boolean-value="false">
            <text:p text:style-name="P1">Fals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">0 == 1</text:p>
          </table:table-cell>
          <table:table-cell table:style-name="Table3.B1" office:value-type="string">
            <text:p text:style-name="P1">0 == 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boolean" office:boolean-value="true">
            <text:p text:style-name="P1">True</text:p>
          </table:table-cell>
          <table:table-cell table:style-name="Table2.B1" office:value-type="boolean" office:boolean-value="false">
            <text:p text:style-name="P1">Fal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Camp</meta:initial-creator>
    <meta:creation-date>2018-10-04T17:20:07.58</meta:creation-date>
    <dc:date>2018-10-04T21:52:04.65</dc:date>
    <dc:creator>Kevin Camp</dc:creator>
    <meta:editing-duration>PT23M55S</meta:editing-duration>
    <meta:editing-cycles>5</meta:editing-cycles>
    <meta:generator>OpenOffice/4.1.5$Win32 OpenOffice.org_project/415m1$Build-9789</meta:generator>
    <meta:document-statistic meta:table-count="14" meta:image-count="0" meta:object-count="0" meta:page-count="14" meta:paragraph-count="52" meta:word-count="103" meta:character-count="440"/>
  </office:meta>
</office:document-meta>
</file>